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 svg:font-family="'DejaVu Sans Mono'" style:font-family-generic="modern" style:font-pitch="fixed"/>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 attendant quelque chose de plus textuel, je fais de l'ordre dans mes fichiers de son. Certains d'entre-vous le savent déjà, il y a un accès html à une partie de mes archives musicale : <text:a xlink:type="simple" xlink:href="http://id-libre.org/file/partarchiv">http://id-libre.org/file/partarchiv</text:a>. L'accès était libre, mais j'ai finalement dû activer un mot de passe, parce que voyez-vous, je ne suis ni Megaupload, ni FranceTelecom (Orange), et Swisscom est vraiment pingre question débit en upload (bientôt un changement de FAI?). Résultat : ma connexion était toute engorgée et mon petit serveur prenait de la température. Donc, un mot de passe. Si ce dernier vous intéresse, vous pouvez toujours me contacter et il est possible que je vous le donne. J'aime pas trop cette façon de faire, mais pour des raisons techniques (la principale étant mes trop maigres compétences informatiques), je suis pour l'instant réduit à cette méthode.</text:p>
      <text:p text:style-name="Standard"/>
      <text:p text:style-name="Standard">Néanmoins, je vais me mettre à annoncer les derniers choses que l'on trouve sur /file/partarchiv via blogiGor. Et on verra comment tout cela va évoluer. Et donc, aujourd'hui, je vous fait remarquer que son disponibles :</text:p>
      <text:p text:style-name="Standard"/>
      <text:p text:style-name="Standard">Madlib ! Le <text:a xlink:type="simple" xlink:href="http://id-libre.org/file/partarchiv/Madlib_Medicine_Show_No._5_The_History_of_Loop_Digga,_1990-2000_[LP_+_Disc_Of_Extra_Shit].zip" office:target-frame-name="_blank" xlink:show="new">Medicine Show No. 5</text:a> (oui je sais ça date un peu...), The History of Loop Digga, 1990-2000, mais la version LP édition limitée avec un disc of extra shit...</text:p>
      <text:p text:style-name="Standard"/>
      <text:p text:style-name="Standard">Le Madlib <text:a xlink:type="simple" xlink:href="http://id-libre.org/file/partarchiv/Madlib_Medicine_Show_No._10_Black_Soul_2010.zip" office:target-frame-name="_blank" xlink:show="new">Medicine Show No. 10</text:a>, de la version CD.</text:p>
      <text:p text:style-name="Standard"/>
      <text:p text:style-name="Standard">Toujours pas très loin de Madlib, une <text:a xlink:type="simple" xlink:href="http://id-libre.org/file/partarchiv/Yesterdays_New_Quintet_Suite_For_Weldon_2003.zip" office:target-frame-name="_blank" xlink:show="new"><text:span text:style-name="T2">Suite for Weldon</text:span></text:a><text:span text:style-name="T2">, avec Yesterdays New Quintet, Mr. Dibbs et Breakestra... Mmmmmmmh... une "vieillerie" de 2003.</text:span></text:p>
      <text:p text:style-name="Standard"><text:span text:style-name="T2"/></text:p>
      <text:p text:style-name="Standard"><text:span text:style-name="T2">Ensuite un truc découvert grâce à un cadeau. Imaginez donc qu'il existe des personnes capables d'aller vous dénicher des vinyles d'occasion et de ne rapporter que des bonnes suprises ! Donc du Nils Petter Molvaer, un trompettiste jazz très intéressant (ce qui est déjà sympa), mais remixé : </text:span><text:a xlink:type="simple" xlink:href="http://id-libre.org/file/partarchiv/Nils_Petter_Molvaer_Recoloured_The_Remix_Album_2001.zip" office:target-frame-name="_blank" xlink:show="new"><text:span text:style-name="T2">Recoloured – The Remix Album</text:span></text:a><text:span text:style-name="T2">. Avec plein d'artistes extraordinaires, dont Bill Laswell, l'omniphonor.</text:span></text:p>
      <text:p text:style-name="Standard"><text:span text:style-name="T2"/></text:p>
      <text:p text:style-name="Standard">Et enfin l'invraisemblable Georgia Anne Muldrow ! Le <text:a xlink:type="simple" xlink:href="http://id-libre.org/file/partarchiv/Georgia_Anne_Muldrow_Roses_12inches_Vinyl_2009.zip" office:target-frame-name="_blank" xlink:show="new">Roses 12''</text:a> contenant des morceaux de l'album Umsindo, en version vocale et en version instrumentale, additionné de deux inédits.</text:p>
      <text:p text:style-name="Standard"/>
      <text:p text:style-name="Standard">Et puis, le tout dernier <text:a xlink:type="simple" xlink:href="http://id-libre.org/file/partarchiv/Georgia_Anne_Muldrow_Vweto_Vinyl_2010.zip" office:target-frame-name="_blank" xlink:show="new">Vweto</text:a>, un album entièrement instrumental, extraordinaire, surprenant, planant... tout violet en édition limitée ;-)</text:p>
      <text:p text:style-name="Standard"/>
      <text:p text:style-name="Standard">Une petite réflexion pour terminer. Je partage oui. C’est parce que lorsque j’étais enfant, des gens ont beaucoup partagé de musique avec moi que j’écoute de la musique en grande quantité. Ce qui veut dire qu’une part non négligeable de mon budget y passe. Aussi, je ne vois pas le problème de partager dans les deux sens. Plus je partage, plus je découvre, plus je découvre, plus j’achète, plus j’achète, plus je partage, et ainsi de suite. Je ne peux que vous encourager de soutenir les artistes que vous appréciez, ainsi que les petits commerces indépendan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Mono" svg:font-family="'DejaVu Sans Mono'" style:font-family-generic="modern" style:font-pitch="fixed"/>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Ubuntu"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20_1_20_de_20_note" style:display-name="Titre 1 de note" style:family="paragraph" style:parent-style-name="Heading_20_1" style:next-style-name="Standard" style:default-outline-level="" style:list-style-name="" style:class="text">
      <style:paragraph-properties fo:margin-top="0.3cm" fo:margin-bottom="0.199cm" fo:text-align="start" style:justify-single-word="false"/>
      <style:text-properties fo:font-size="12pt" style:text-underline-style="solid" style:text-underline-width="auto" style:text-underline-color="font-color"/>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tandard_20_note" style:display-name="Standard note" style:family="paragraph" style:parent-style-name="Standard_20_bibliogen" style:class="text" style:master-page-name="">
      <style:paragraph-properties style:page-number="auto"/>
      <style:text-properties style:font-name="Ubuntu"/>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name="Ubuntu1" style:font-size-asian="10.5pt"/>
    </style:style>
    <style:style style:name="Standard_20_12-1.5" style:display-name="Standard 12-1.5" style:family="paragraph" style:parent-style-name="Standard" style:class="text" style:master-page-name="">
      <style:paragraph-properties fo:line-height="150%" style:page-number="auto"/>
      <style:text-properties style:font-name="Ubuntu"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Police_20_par_20_défaut" style:display-name="Police par défau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logigor_016_Musique_news_01<text:tab/><text:tab/>jeudi 03 février 2011</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3T10:01:16</meta:creation-date>
    <dc:title>defaut</dc:title>
    <meta:editing-duration>PT1H30M11S</meta:editing-duration>
    <meta:editing-cycles>4</meta:editing-cycles>
    <meta:generator>LibreOffice/3.3$Linux LibreOffice_project/330m19$Build-6</meta:generator>
    <meta:initial-creator>iGor </meta:initial-creator>
    <dc:date>2011-02-03T11:31:24</dc:date>
    <dc:creator>iGor </dc:creator>
    <meta:document-statistic meta:table-count="0" meta:image-count="0" meta:object-count="0" meta:page-count="1" meta:paragraph-count="11" meta:word-count="451" meta:character-count="2781"/>
    <meta:template xlink:type="simple" xlink:actuate="onRequest" xlink:title="defaut" xlink:href="../../../../../.libreoffice/3/user/template/defaut1.ott" meta:date="2011-02-03T10:01:15"/>
  </office:meta>
</office:document-meta>
</file>